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2) rotate (-1.97292018645439) translate (5.6176215575208cm 2.6292044342925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6) rotate (-1.18595122673015) translate (5.44054196476079cm 2.08564624884921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) rotate (-2.1556561591382) translate (5.517623985261cm 2.3112958331612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28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205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7.01845731859439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18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4) rotate (-2.15652882376419) translate (7.74188958045841cm 7.9085893617609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957cm" svg:height="1.46cm" draw:transform="rotate (-0.386066830541146) translate (5.2673266321704cm 0.382241976327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89) rotate (-2.15652882376419) translate (6.32487363820879cm 0.569195492645709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5374725199636cm 1.34302411095099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5:34.722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